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Calibri" officeooo:rsid="00052df4" officeooo:paragraph-rsid="00052df4"/>
    </style:style>
    <style:style style:name="P2" style:family="paragraph" style:parent-style-name="Text_20_body">
      <style:text-properties officeooo:rsid="00041abe" officeooo:paragraph-rsid="00041abe"/>
    </style:style>
    <style:style style:name="P3" style:family="paragraph" style:parent-style-name="Ohjelma_20_koodi">
      <style:text-properties officeooo:rsid="003aa13a" officeooo:paragraph-rsid="003aa13a"/>
    </style:style>
    <style:style style:name="P4" style:family="paragraph" style:parent-style-name="Ohjelma_20_koodi">
      <style:text-properties officeooo:rsid="003aa13a" officeooo:paragraph-rsid="003d35c4"/>
    </style:style>
    <style:style style:name="P5" style:family="paragraph" style:parent-style-name="Ohjelma_20_koodi">
      <style:text-properties officeooo:rsid="003aa13a" officeooo:paragraph-rsid="003e521f"/>
    </style:style>
    <style:style style:name="P6" style:family="paragraph" style:parent-style-name="Ohjelma_20_koodi">
      <style:text-properties officeooo:rsid="003aa13a" officeooo:paragraph-rsid="00445079"/>
    </style:style>
    <style:style style:name="P7" style:family="paragraph" style:parent-style-name="Ohjelma_20_koodi">
      <style:text-properties officeooo:rsid="003aa13a" officeooo:paragraph-rsid="00463159"/>
    </style:style>
    <style:style style:name="P8" style:family="paragraph" style:parent-style-name="Ohjelma_20_koodi">
      <style:text-properties officeooo:paragraph-rsid="003d35c4"/>
    </style:style>
    <style:style style:name="P9" style:family="paragraph" style:parent-style-name="Ohjelma_20_koodi">
      <style:text-properties officeooo:paragraph-rsid="00445079"/>
    </style:style>
    <style:style style:name="P10" style:family="paragraph" style:parent-style-name="Ohjelma_20_koodi">
      <style:text-properties officeooo:paragraph-rsid="00463159"/>
    </style:style>
    <style:style style:name="P11" style:family="paragraph" style:parent-style-name="Ohjelma_20_koodi">
      <style:text-properties officeooo:paragraph-rsid="004a2a6f"/>
    </style:style>
    <style:style style:name="P12" style:family="paragraph" style:parent-style-name="Ohjelma_20_koodi">
      <style:text-properties officeooo:paragraph-rsid="004de799"/>
    </style:style>
    <style:style style:name="P13" style:family="paragraph" style:parent-style-name="Tekstiä">
      <style:text-properties officeooo:rsid="003cf2ac" officeooo:paragraph-rsid="003cf2ac"/>
    </style:style>
    <style:style style:name="P14" style:family="paragraph" style:parent-style-name="Tekstiä">
      <style:text-properties officeooo:rsid="0040a820" officeooo:paragraph-rsid="0040a820"/>
    </style:style>
    <style:style style:name="P15" style:family="paragraph" style:parent-style-name="Tekstiä">
      <style:text-properties officeooo:rsid="004f6509" officeooo:paragraph-rsid="004f6509"/>
    </style:style>
    <style:style style:name="P16" style:family="paragraph" style:parent-style-name="Ohjelma_20_koodi">
      <style:text-properties style:text-line-through-style="none" style:text-line-through-type="none" officeooo:rsid="00445079" officeooo:paragraph-rsid="00445079"/>
    </style:style>
    <style:style style:name="P17" style:family="paragraph" style:parent-style-name="Ohjelma_20_koodi">
      <style:text-properties style:text-line-through-style="none" style:text-line-through-type="none" officeooo:rsid="00445079" officeooo:paragraph-rsid="00463159"/>
    </style:style>
    <style:style style:name="P18" style:family="paragraph" style:parent-style-name="Osikko_20_1">
      <style:text-properties officeooo:rsid="0039ad0d" officeooo:paragraph-rsid="0039ad0d"/>
    </style:style>
    <style:style style:name="P19" style:family="paragraph" style:parent-style-name="Tekstiä">
      <style:text-properties style:text-line-through-style="none" style:text-line-through-type="none" officeooo:rsid="00445079" officeooo:paragraph-rsid="004283d6"/>
    </style:style>
    <style:style style:name="P20" style:family="paragraph" style:parent-style-name="Tekstiä">
      <style:text-properties style:text-line-through-style="none" style:text-line-through-type="none" officeooo:rsid="00445079" officeooo:paragraph-rsid="00445079"/>
    </style:style>
    <style:style style:name="P21" style:family="paragraph" style:parent-style-name="Tekstiä">
      <style:text-properties officeooo:paragraph-rsid="00562d21"/>
    </style:style>
    <style:style style:name="P22" style:family="paragraph" style:parent-style-name="Tekstiä">
      <style:text-properties officeooo:paragraph-rsid="00570f0a"/>
    </style:style>
    <style:style style:name="P23" style:family="paragraph" style:parent-style-name="Tekstiä">
      <style:text-properties officeooo:paragraph-rsid="00597705"/>
    </style:style>
    <style:style style:name="P24" style:family="paragraph" style:parent-style-name="Tekstiä">
      <style:text-properties officeooo:rsid="005cecca" officeooo:paragraph-rsid="005cecca"/>
    </style:style>
    <style:style style:name="P25" style:family="paragraph" style:parent-style-name="Tekstiä">
      <style:text-properties officeooo:paragraph-rsid="004283d6"/>
    </style:style>
    <style:style style:name="P26" style:family="paragraph" style:parent-style-name="Tekstiä">
      <style:text-properties officeooo:paragraph-rsid="004509c3"/>
    </style:style>
    <style:style style:name="P27" style:family="paragraph" style:parent-style-name="Tekstiä">
      <style:paragraph-properties fo:break-before="page"/>
      <style:text-properties officeooo:rsid="004f6509" officeooo:paragraph-rsid="0069c948"/>
    </style:style>
    <style:style style:name="P28" style:family="paragraph">
      <style:paragraph-properties fo:margin-left="0cm" fo:margin-right="0cm" fo:margin-top="0cm" fo:margin-bottom="0cm" fo:line-height="100%" fo:text-indent="0cm" style:writing-mode="lr-tb"/>
    </style:style>
    <style:style style:name="P29" style:family="paragraph">
      <loext:graphic-properties draw:fill="none" draw:fill-color="#ffffff" draw:fill-gradient-name="Gradient_20_1" draw:fill-hatch-name="Hatching_20_1" draw:fill-image-name="Bitmap_20_1"/>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ffffff" draw:fill-gradient-name="Gradient_20_1" draw:fill-hatch-name="Hatching_20_1"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ffffff" draw:fill-gradient-name="Gradient_20_1" draw:fill-hatch-name="Hatching_20_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Calibri" officeooo:rsid="0027e7f7"/>
    </style:style>
    <style:style style:name="T2" style:family="text">
      <style:text-properties style:font-name="Calibri" officeooo:rsid="0029950b"/>
    </style:style>
    <style:style style:name="T3" style:family="text">
      <style:text-properties style:font-name="Calibri" officeooo:rsid="0029ecbd"/>
    </style:style>
    <style:style style:name="T4" style:family="text">
      <style:text-properties style:font-name="Calibri" officeooo:rsid="002f29b0"/>
    </style:style>
    <style:style style:name="T5" style:family="text">
      <style:text-properties style:font-name="Calibri" officeooo:rsid="0055aa89"/>
    </style:style>
    <style:style style:name="T6" style:family="text">
      <style:text-properties style:font-name="Calibri" officeooo:rsid="00600f12"/>
    </style:style>
    <style:style style:name="T7" style:family="text">
      <style:text-properties officeooo:rsid="0029ecbd"/>
    </style:style>
    <style:style style:name="T8" style:family="text">
      <style:text-properties officeooo:rsid="002b5042"/>
    </style:style>
    <style:style style:name="T9" style:family="text">
      <style:text-properties officeooo:rsid="002bebc1"/>
    </style:style>
    <style:style style:name="T10" style:family="text">
      <style:text-properties officeooo:rsid="002d82e2"/>
    </style:style>
    <style:style style:name="T11" style:family="text">
      <style:text-properties officeooo:rsid="002f29b0"/>
    </style:style>
    <style:style style:name="T12" style:family="text">
      <style:text-properties officeooo:rsid="00305539"/>
    </style:style>
    <style:style style:name="T13" style:family="text">
      <style:text-properties officeooo:rsid="0031c0d7"/>
    </style:style>
    <style:style style:name="T14" style:family="text">
      <style:text-properties officeooo:rsid="0033afdf"/>
    </style:style>
    <style:style style:name="T15" style:family="text">
      <style:text-properties officeooo:rsid="003603e3"/>
    </style:style>
    <style:style style:name="T16" style:family="text">
      <style:text-properties officeooo:rsid="00372f7e"/>
    </style:style>
    <style:style style:name="T17" style:family="text">
      <style:text-properties officeooo:rsid="003aa13a"/>
    </style:style>
    <style:style style:name="T18" style:family="text">
      <style:text-properties style:font-name="Liberation Mono" fo:font-size="10pt" officeooo:rsid="00463159" style:font-name-asian="NSimSun1" style:font-size-asian="10pt" style:font-name-complex="Liberation Mono" style:font-size-complex="10pt"/>
    </style:style>
    <style:style style:name="T19" style:family="text">
      <style:text-properties style:font-name="Liberation Mono" fo:font-size="10pt" officeooo:rsid="0047bd08" style:font-name-asian="NSimSun1" style:font-size-asian="10pt" style:font-name-complex="Liberation Mono" style:font-size-complex="10pt"/>
    </style:style>
    <style:style style:name="T20" style:family="text">
      <style:text-properties style:font-name="Liberation Mono" fo:font-size="10pt" officeooo:rsid="004d3174" style:font-name-asian="NSimSun1" style:font-size-asian="10pt" style:font-name-complex="Liberation Mono" style:font-size-complex="10pt"/>
    </style:style>
    <style:style style:name="T21" style:family="text">
      <style:text-properties style:font-name="Liberation Mono" fo:font-size="10pt" officeooo:rsid="0069c948" style:font-name-asian="NSimSun1" style:font-size-asian="10pt" style:font-name-complex="Liberation Mono" style:font-size-complex="10pt"/>
    </style:style>
    <style:style style:name="T22" style:family="text">
      <style:text-properties officeooo:rsid="003b2b8f"/>
    </style:style>
    <style:style style:name="T23" style:family="text">
      <style:text-properties officeooo:rsid="003d35c4"/>
    </style:style>
    <style:style style:name="T24" style:family="text">
      <style:text-properties officeooo:rsid="003f1e5d"/>
    </style:style>
    <style:style style:name="T25" style:family="text">
      <style:text-properties officeooo:rsid="00445079"/>
    </style:style>
    <style:style style:name="T26" style:family="text">
      <style:text-properties style:text-line-through-style="none" style:text-line-through-type="none" officeooo:rsid="00445079"/>
    </style:style>
    <style:style style:name="T27" style:family="text">
      <style:text-properties style:text-line-through-style="none" style:text-line-through-type="none" style:text-underline-style="none" officeooo:rsid="00445079"/>
    </style:style>
    <style:style style:name="T28" style:family="text">
      <style:text-properties style:text-line-through-style="none" style:text-line-through-type="none" officeooo:rsid="00659aed"/>
    </style:style>
    <style:style style:name="T29" style:family="text">
      <style:text-properties style:text-line-through-style="none" style:text-line-through-type="none" officeooo:rsid="004509c3"/>
    </style:style>
    <style:style style:name="T30" style:family="text">
      <style:text-properties style:text-line-through-style="none" style:text-line-through-type="none" officeooo:rsid="006821e6"/>
    </style:style>
    <style:style style:name="T31" style:family="text">
      <style:text-properties style:text-line-through-style="none" style:text-line-through-type="none" style:font-name="Calibri" officeooo:rsid="006821e6"/>
    </style:style>
    <style:style style:name="T32" style:family="text">
      <style:text-properties officeooo:rsid="004d3174"/>
    </style:style>
    <style:style style:name="T33" style:family="text">
      <style:text-properties officeooo:rsid="0055aa89"/>
    </style:style>
    <style:style style:name="T34" style:family="text">
      <style:text-properties officeooo:rsid="00562d21"/>
    </style:style>
    <style:style style:name="T35" style:family="text">
      <style:text-properties officeooo:rsid="0056b90e"/>
    </style:style>
    <style:style style:name="T36" style:family="text">
      <style:text-properties officeooo:rsid="00597705"/>
    </style:style>
    <style:style style:name="T37" style:family="text">
      <style:text-properties officeooo:rsid="005bd2eb"/>
    </style:style>
    <style:style style:name="T38" style:family="text">
      <style:text-properties officeooo:rsid="005d20fd"/>
    </style:style>
    <style:style style:name="T39" style:family="text">
      <style:text-properties officeooo:rsid="005d34a7"/>
    </style:style>
    <style:style style:name="T40" style:family="text">
      <style:text-properties style:font-name="Courier New"/>
    </style:style>
    <style:style style:name="T41" style:family="text">
      <style:text-properties style:font-name="Courier New" officeooo:rsid="00445079"/>
    </style:style>
    <style:style style:name="T42" style:family="text">
      <style:text-properties style:font-name="Courier New" officeooo:rsid="0062a225"/>
    </style:style>
    <style:style style:name="T43" style:family="text">
      <style:text-properties style:font-name="Courier New" officeooo:rsid="00648cfc"/>
    </style:style>
    <style:style style:name="T44" style:family="text">
      <style:text-properties officeooo:rsid="004283d6"/>
    </style:style>
    <style:style style:name="T45" style:family="text">
      <style:text-properties officeooo:rsid="00610068"/>
    </style:style>
    <style:style style:name="T46" style:family="text">
      <style:text-properties officeooo:rsid="0062a225"/>
    </style:style>
    <style:style style:name="T47" style:family="text">
      <style:text-properties officeooo:rsid="00659aed"/>
    </style:style>
    <style:style style:name="T48" style:family="text">
      <style:text-properties officeooo:rsid="0066fd29"/>
    </style:style>
    <style:style style:name="T49" style:family="text">
      <style:text-properties officeooo:rsid="006821e6"/>
    </style:style>
    <style:style style:name="T50" style:family="text">
      <style:text-properties officeooo:rsid="0069c948"/>
    </style:style>
    <style:style style:name="T51" style:family="text">
      <style:text-properties style:font-name="Calibri" fo:font-size="10pt" officeooo:rsid="0069c948" style:font-name-asian="NSimSun1" style:font-size-asian="10pt" style:font-name-complex="Liberation Mono" style:font-size-complex="10pt"/>
    </style:style>
    <style:style style:name="T52" style:family="text">
      <style:text-properties style:font-name="Calibri" fo:font-size="12pt" officeooo:rsid="0069c948" style:font-name-asian="NSimSun1" style:font-size-asian="12pt" style:font-name-complex="Liberation Mono" style:font-size-complex="12pt"/>
    </style:style>
    <style:style style:name="T53" style:family="text">
      <style:text-properties style:font-name="Calibri" fo:font-size="12pt" officeooo:rsid="006b1a31" style:font-name-asian="NSimSun1" style:font-size-asian="12pt" style:font-name-complex="Liberation Mono" style:font-size-complex="12pt"/>
    </style:style>
    <style:style style:name="T5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left" draw:auto-grow-height="true" draw:auto-grow-width="true" fo:min-height="0.474cm" fo:min-width="1.058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left" draw:auto-grow-height="true" draw:auto-grow-width="true" fo:min-height="0.474cm" fo:min-width="0.878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2.552cm" fo:min-width="2.402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left" draw:auto-grow-height="true" draw:auto-grow-width="true" fo:min-height="0.474cm" fo:min-width="9.148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0.19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0.19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3465a4" draw:marker-start="" draw:marker-start-width="0.199cm" draw:marker-start-center="false" draw:marker-end="Small_20_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0.298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0.298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0.699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1.6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1.998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0.998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2.499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3465a4"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left" draw:auto-grow-height="true" draw:auto-grow-width="true" fo:min-height="0.474cm" fo:min-width="9.163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5cm" fo:min-width="1.99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1.998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1.998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21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452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0.699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1.6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0.998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none" draw:fill-color="#ffffff" draw:fill-gradient-name="Gradient_20_1" draw:fill-hatch-name="Hatching_20_1" draw:fill-image-name="Bitmap_20_1" draw:textarea-horizontal-align="justify" draw:textarea-vertical-align="middle" draw:auto-grow-height="false" draw:auto-grow-width="true" fo:min-height="0.249cm" fo:min-width="2.499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16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Otsikko"><text:span text:style-name="T7">Hash m</text:span>ap -tietorakenne</text:p>
      <text:p text:style-name="P2"/>
      <text:p text:style-name="P21"><text:span text:style-name="T3">Hash m</text:span><text:span text:style-name="T1">ap tietorakenne </text:span><text:span text:style-name="T2">on toiselta</text:span><text:span text:style-name="T1"> nimeltään hajautustaulu (hash table). </text:span><text:s/><text:span text:style-name="T7">Kyseessä on siis tietorakenne aivan kuten ArrayList. </text:span><text:span text:style-name="T5">Myös erilaise</text:span><text:span text:style-name="T7">t puumaiset tietorakenteet </text:span><text:span text:style-name="T33">ovat tietorakenteita</text:span><text:span text:style-name="T7">, kuten vaikkapa binääripuu (binary tree). </text:span><text:span text:style-name="T33">Hajautustaulu on siis yksi vaihtoehto tietorakenteeksi. </text:span><text:span text:style-name="T34">Nyt ryhdymme tarkastelemaan millainen hash map eli hajautustaulu on ja milloin sitä kannattaa käyttää.</text:span></text:p>
      <text:p text:style-name="P22"><text:span text:style-name="T33"><text:s/></text:span><text:span text:style-name="T13">Hajautustaulua kannattaa käyttää aina kun dataa talletetaan avain ja sen data-arvo parina (key, value). </text:span><text:span text:style-name="T15">Esimerkiksi vaikkapa postinumero ja sitä vastaava postitoimipaikka (00520, Pasila). </text:span><text:span text:style-name="T35">Postinumero ja sitä vastaava postitoimipaikka ovat hyvä esimerkki avain ja sitä vastaavasta data-arvosta. Muitakin esimerkkejä on. </text:span><text:span text:style-name="T16">Myös asiakasnumero ja sitä vastaavat asiakkaan tiedot ovat tällainen pari (453536, Maija Poppanen Velhokuja 1 Velhola puhelin 044-6534566).</text:span></text:p>
      <text:p text:style-name="P23"><text:span text:style-name="T8">Hajautustaulusta tekee merkittävän sen nopeus – </text:span><text:span text:style-name="T9">se on yksi nopeimmista tietorakenteista. Se on nopeampi keskimäärin kuin hakupuut (search trees) tai taulukot. </text:span><text:span text:style-name="T10">Siksi </text:span><text:span text:style-name="T4">se onkin </text:span><text:span text:style-name="T10">eniten </text:span><text:span text:style-name="T11">käytetty tietorakenne</text:span><text:span text:style-name="T10"> erilaisissa sovelluksissa ArrayList:in ohella. </text:span><text:span text:style-name="T36">Hajautustaulukon nopeus siis houkuttelee käyttämään sitä aina. On kuitenkin tärkeitä ”ongelmia” hajautustaulukossa. Niiden vuoksi hajautustaulukkoa kannattaa käyttää vain silloin kun vältytään kaikilta näiltä ongelmilta. Silloin kannattaa valita jokin muu tietorakenne. Esimerkiksi ArrayList on todella suosittu tietorakenne myös. Ja muitakin vaihtoehtoja löytyy (esim. puumaiset tietorakenteet).</text:span></text:p>
      <text:p text:style-name="P23"><text:span text:style-name="T37">Nyt voimme tarkastella, mitä ”ongelmia” hajautustaulukkoon liittyy. Siten voi välttyä niiltä, jos käyttää hajautustaulukkoa. </text:span><text:span text:style-name="T12">Hajautustauluun liittyy sen hajautusfunktioon liittyvät niin sanotut ”törmäykset” (hash collisions). </text:span><text:span text:style-name="T13">Tässä tarkoitetaan sitä, että </text:span><text:span text:style-name="T14">hajautusfunktio generoi saman arvon useammalle avaimen arvolle. Eli tavallaan tapahtuu siis ”törmäys” kun toisen avaimen arvon viittamaan paikkaan tallennetaankin toisen avaimen arvon viittaamaa dataa. Hajautusfunktiossa tämä on tyypillisesti otettu huomioon. </text:span></text:p>
      <text:p text:style-name="Tekstiä"/>
      <text:p text:style-name="Tekstiä"><draw:g text:anchor-type="paragraph" draw:z-index="0" draw:name="Shape1" draw:style-name="gr1"><draw:frame draw:style-name="gr2" draw:text-style-name="P29" svg:width="1.56cm" svg:height="0.74cm" svg:x="0.173cm" svg:y="-0.158cm"><draw:text-box><text:p text:style-name="P28"><text:span text:style-name="T54">Avain</text:span></text:p></draw:text-box></draw:frame><draw:frame draw:style-name="gr3" draw:text-style-name="P29" svg:width="1.38cm" svg:height="0.74cm" svg:x="6.854cm" svg:y="-0.183cm"><draw:text-box><text:p text:style-name="P28"><text:span text:style-name="T55">Arvo</text:span></text:p></draw:text-box></draw:frame><draw:custom-shape draw:style-name="gr4" draw:text-style-name="P31" svg:width="2.902cm" svg:height="2.802cm" svg:x="1.827cm" svg:y="1.142cm"><text:p text:style-name="P30"><text:span text:style-name="T54">Hajautus-</text:span></text:p><text:p text:style-name="P30"><text:span text:style-name="T54">funktio</text:span></text:p><draw:enhanced-geometry svg:viewBox="0 0 21600 21600" draw:text-areas="0 0 21600 21600" draw:type="chevron" draw:modifiers="14054.4349939247"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20" draw:text-style-name="P29" svg:width="9.665cm" svg:height="0.74cm" svg:x="0.028cm" svg:y="5.142cm"><draw:text-box><text:p text:style-name="P28"><text:span text:style-name="T55">Kuva 1. Postinumero ja postitoimipaikka parina. </text:span></text:p></draw:text-box></draw:frame><draw:custom-shape draw:style-name="gr21" draw:text-style-name="P32" svg:width="2.5cm" svg:height="0.502cm" svg:x="6.828cm" svg:y="0.441cm"><text:p/><draw:enhanced-geometry svg:viewBox="0 0 21600 21600" draw:type="rectangle" draw:enhanced-path="M 0 0 L 21600 0 21600 21600 0 21600 0 0 Z N"/></draw:custom-shape><draw:custom-shape draw:style-name="gr16" draw:text-style-name="P31" svg:width="2.5cm" svg:height="0.502cm" svg:x="6.828cm" svg:y="1.443cm"><text:p text:style-name="P30"><text:span text:style-name="T55">Söderkulla</text:span></text:p><draw:enhanced-geometry svg:viewBox="0 0 21600 21600" draw:type="rectangle" draw:enhanced-path="M 0 0 L 21600 0 21600 21600 0 21600 0 0 Z N"/></draw:custom-shape><draw:custom-shape draw:style-name="gr22" draw:text-style-name="P32" svg:width="2.5cm" svg:height="0.5cm" svg:x="6.828cm" svg:y="0.942cm"><text:p/><draw:enhanced-geometry svg:viewBox="0 0 21600 21600" draw:type="rectangle" draw:enhanced-path="M 0 0 L 21600 0 21600 21600 0 21600 0 0 Z N"/></draw:custom-shape><draw:custom-shape draw:style-name="gr22" draw:text-style-name="P32" svg:width="2.5cm" svg:height="0.5cm" svg:x="6.828cm" svg:y="1.942cm"><text:p/><draw:enhanced-geometry svg:viewBox="0 0 21600 21600" draw:type="rectangle" draw:enhanced-path="M 0 0 L 21600 0 21600 21600 0 21600 0 0 Z N"/></draw:custom-shape><draw:custom-shape draw:style-name="gr22" draw:text-style-name="P32" svg:width="2.5cm" svg:height="0.5cm" svg:x="6.828cm" svg:y="2.943cm"><text:p/><draw:enhanced-geometry svg:viewBox="0 0 21600 21600" draw:type="rectangle" draw:enhanced-path="M 0 0 L 21600 0 21600 21600 0 21600 0 0 Z N"/></draw:custom-shape><draw:custom-shape draw:style-name="gr16" draw:text-style-name="P31" svg:width="2.5cm" svg:height="0.502cm" svg:x="6.828cm" svg:y="2.442cm"><text:p text:style-name="P30"><text:span text:style-name="T55">Vantaa</text:span></text:p><draw:enhanced-geometry svg:viewBox="0 0 21600 21600" draw:type="rectangle" draw:enhanced-path="M 0 0 L 21600 0 21600 21600 0 21600 0 0 Z N"/></draw:custom-shape><draw:custom-shape draw:style-name="gr16" draw:text-style-name="P31" svg:width="2.5cm" svg:height="0.502cm" svg:x="6.828cm" svg:y="3.442cm"><text:p text:style-name="P30"><text:span text:style-name="T55">...</text:span></text:p><draw:enhanced-geometry svg:viewBox="0 0 21600 21600" draw:type="rectangle" draw:enhanced-path="M 0 0 L 21600 0 21600 21600 0 21600 0 0 Z N"/></draw:custom-shape><draw:custom-shape draw:style-name="gr21" draw:text-style-name="P32" svg:width="2.5cm" svg:height="0.502cm" svg:x="6.828cm" svg:y="4.442cm"><text:p/><draw:enhanced-geometry svg:viewBox="0 0 21600 21600" draw:type="rectangle" draw:enhanced-path="M 0 0 L 21600 0 21600 21600 0 21600 0 0 Z N"/></draw:custom-shape><draw:custom-shape draw:style-name="gr23" draw:text-style-name="P31" svg:width="2.5cm" svg:height="0.5cm" svg:x="6.828cm" svg:y="3.943cm"><text:p text:style-name="P30"><text:span text:style-name="T55">Pasila</text:span></text:p><draw:enhanced-geometry svg:viewBox="0 0 21600 21600" draw:type="rectangle" draw:enhanced-path="M 0 0 L 21600 0 21600 21600 0 21600 0 0 Z N"/></draw:custom-shape><draw:connector draw:style-name="gr10" draw:text-style-name="P33" draw:type="lines" svg:x1="1.713cm" svg:y1="1.583cm" svg:x2="5.927cm" svg:y2="4.19cm" svg:d="M1713 1583l4214 2607" svg:viewBox="0 0 4216 2609"><text:p/></draw:connector><draw:connector draw:style-name="gr10" draw:text-style-name="P33" draw:type="lines" svg:x1="1.741cm" svg:y1="2.395cm" svg:x2="5.87cm" svg:y2="1.752cm" svg:d="M1741 2395l4129-643" svg:viewBox="0 0 4131 646"><text:p/></draw:connector><draw:connector draw:style-name="gr10" draw:text-style-name="P33" draw:type="lines" svg:x1="1.79cm" svg:y1="3.192cm" svg:x2="5.928cm" svg:y2="2.643cm" svg:d="M1790 3192l4138-549" svg:viewBox="0 0 4140 550"><text:p/></draw:connector><draw:custom-shape draw:style-name="gr11" draw:text-style-name="P31" svg:width="0.8cm" svg:height="0.502cm" svg:x="6.029cm" svg:y="0.441cm"><text:p text:style-name="P30"><text:span text:style-name="T55">00</text:span></text:p><draw:enhanced-geometry svg:viewBox="0 0 21600 21600" draw:type="rectangle" draw:enhanced-path="M 0 0 L 21600 0 21600 21600 0 21600 0 0 Z N"/></draw:custom-shape><draw:custom-shape draw:style-name="gr11" draw:text-style-name="P31" svg:width="0.8cm" svg:height="0.502cm" svg:x="6.029cm" svg:y="1.443cm"><text:p text:style-name="P30"><text:span text:style-name="T55">02</text:span></text:p><draw:enhanced-geometry svg:viewBox="0 0 21600 21600" draw:type="rectangle" draw:enhanced-path="M 0 0 L 21600 0 21600 21600 0 21600 0 0 Z N"/></draw:custom-shape><draw:custom-shape draw:style-name="gr12" draw:text-style-name="P31" svg:width="0.8cm" svg:height="0.5cm" svg:x="6.029cm" svg:y="0.942cm"><text:p text:style-name="P30"><text:span text:style-name="T55">01</text:span></text:p><draw:enhanced-geometry svg:viewBox="0 0 21600 21600" draw:type="rectangle" draw:enhanced-path="M 0 0 L 21600 0 21600 21600 0 21600 0 0 Z N"/></draw:custom-shape><draw:custom-shape draw:style-name="gr12" draw:text-style-name="P31" svg:width="0.8cm" svg:height="0.5cm" svg:x="6.029cm" svg:y="1.942cm"><text:p text:style-name="P30"><text:span text:style-name="T55">03</text:span></text:p><draw:enhanced-geometry svg:viewBox="0 0 21600 21600" draw:type="rectangle" draw:enhanced-path="M 0 0 L 21600 0 21600 21600 0 21600 0 0 Z N"/></draw:custom-shape><draw:custom-shape draw:style-name="gr12" draw:text-style-name="P31" svg:width="0.8cm" svg:height="0.5cm" svg:x="6.029cm" svg:y="2.943cm"><text:p text:style-name="P30"><text:span text:style-name="T55">05</text:span></text:p><draw:enhanced-geometry svg:viewBox="0 0 21600 21600" draw:type="rectangle" draw:enhanced-path="M 0 0 L 21600 0 21600 21600 0 21600 0 0 Z N"/></draw:custom-shape><draw:custom-shape draw:style-name="gr11" draw:text-style-name="P31" svg:width="0.8cm" svg:height="0.502cm" svg:x="6.029cm" svg:y="2.442cm"><text:p text:style-name="P30"><text:span text:style-name="T55">04</text:span></text:p><draw:enhanced-geometry svg:viewBox="0 0 21600 21600" draw:type="rectangle" draw:enhanced-path="M 0 0 L 21600 0 21600 21600 0 21600 0 0 Z N"/></draw:custom-shape><draw:custom-shape draw:style-name="gr11" draw:text-style-name="P31" svg:width="0.8cm" svg:height="0.502cm" svg:x="6.029cm" svg:y="3.442cm"><text:p text:style-name="P30"><text:span text:style-name="T55">...</text:span></text:p><draw:enhanced-geometry svg:viewBox="0 0 21600 21600" draw:type="rectangle" draw:enhanced-path="M 0 0 L 21600 0 21600 21600 0 21600 0 0 Z N"/></draw:custom-shape><draw:custom-shape draw:style-name="gr11" draw:text-style-name="P31" svg:width="0.8cm" svg:height="0.502cm" svg:x="6.029cm" svg:y="4.442cm"><text:p text:style-name="P30"><text:span text:style-name="T55">50</text:span></text:p><draw:enhanced-geometry svg:viewBox="0 0 21600 21600" draw:type="rectangle" draw:enhanced-path="M 0 0 L 21600 0 21600 21600 0 21600 0 0 Z N"/></draw:custom-shape><draw:custom-shape draw:style-name="gr12" draw:text-style-name="P31" svg:width="0.8cm" svg:height="0.5cm" svg:x="6.029cm" svg:y="3.943cm"><text:p text:style-name="P30"><text:span text:style-name="T55">49</text:span></text:p><draw:enhanced-geometry svg:viewBox="0 0 21600 21600" draw:type="rectangle" draw:enhanced-path="M 0 0 L 21600 0 21600 21600 0 21600 0 0 Z N"/></draw:custom-shape><draw:frame draw:style-name="gr24" draw:text-style-name="P35" svg:width="1.712cm" svg:height="0.74cm" svg:x="0.129cm" svg:y="1.142cm"><draw:text-box><text:p text:style-name="P34"><text:span text:style-name="T55">00520</text:span></text:p></draw:text-box></draw:frame><draw:frame draw:style-name="gr30" draw:text-style-name="P35" svg:width="1.668cm" svg:height="0.74cm" svg:x="0.129cm" svg:y="2.043cm"><draw:text-box><text:p text:style-name="P34"><text:span text:style-name="T55">01150</text:span></text:p></draw:text-box></draw:frame><draw:frame draw:style-name="gr24" draw:text-style-name="P35" svg:width="1.712cm" svg:height="0.74cm" svg:x="0.13cm" svg:y="2.944cm"><draw:text-box><text:p text:style-name="P34"><text:span text:style-name="T55">01510</text:span></text:p></draw:text-box></draw:frame></draw:g><draw:g text:anchor-type="paragraph" draw:z-index="1" draw:name="Shape2" draw:style-name="gr1"><draw:frame draw:style-name="gr2" draw:text-style-name="P29" svg:width="1.56cm" svg:height="0.74cm" svg:x="-0.056cm" svg:y="6.13cm"><draw:text-box><text:p text:style-name="P28"><text:span text:style-name="T54">Avain</text:span></text:p></draw:text-box></draw:frame><draw:frame draw:style-name="gr3" draw:text-style-name="P29" svg:width="1.38cm" svg:height="0.74cm" svg:x="6.625cm" svg:y="6.105cm"><draw:text-box><text:p text:style-name="P28"><text:span text:style-name="T55">Arvo</text:span></text:p></draw:text-box></draw:frame><draw:custom-shape draw:style-name="gr4" draw:text-style-name="P31" svg:width="2.902cm" svg:height="2.802cm" svg:x="1.598cm" svg:y="7.43cm"><text:p text:style-name="P30"><text:span text:style-name="T54">Hajautus-</text:span></text:p><text:p text:style-name="P30"><text:span text:style-name="T54">funktio</text:span></text:p><draw:enhanced-geometry svg:viewBox="0 0 21600 21600" draw:text-areas="0 0 21600 21600" draw:type="chevron" draw:modifiers="14054.4349939247"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5" draw:text-style-name="P29" svg:width="9.649cm" svg:height="0.74cm" svg:x="-0.201cm" svg:y="11.43cm"><draw:text-box><text:p text:style-name="P28"><text:span text:style-name="T55">Kuva 2. Asiakasnumero ja asiakastiedot parina. </text:span></text:p></draw:text-box></draw:frame><draw:custom-shape draw:style-name="gr6" draw:text-style-name="P32" svg:width="0.701cm" svg:height="0.502cm" svg:x="6.599cm" svg:y="6.729cm"><text:p/><draw:enhanced-geometry svg:viewBox="0 0 21600 21600" draw:type="rectangle" draw:enhanced-path="M 0 0 L 21600 0 21600 21600 0 21600 0 0 Z N"/></draw:custom-shape><draw:custom-shape draw:style-name="gr7" draw:text-style-name="P31" svg:width="0.701cm" svg:height="0.502cm" svg:x="6.599cm" svg:y="7.73cm"><text:p/><draw:enhanced-geometry svg:viewBox="0 0 21600 21600" draw:type="rectangle" draw:enhanced-path="M 0 0 L 21600 0 21600 21600 0 21600 0 0 Z N"/></draw:custom-shape><draw:custom-shape draw:style-name="gr8" draw:text-style-name="P32" svg:width="0.701cm" svg:height="0.5cm" svg:x="6.599cm" svg:y="7.23cm"><text:p/><draw:enhanced-geometry svg:viewBox="0 0 21600 21600" draw:type="rectangle" draw:enhanced-path="M 0 0 L 21600 0 21600 21600 0 21600 0 0 Z N"/></draw:custom-shape><draw:custom-shape draw:style-name="gr8" draw:text-style-name="P32" svg:width="0.701cm" svg:height="0.5cm" svg:x="6.599cm" svg:y="8.23cm"><text:p/><draw:enhanced-geometry svg:viewBox="0 0 21600 21600" draw:type="rectangle" draw:enhanced-path="M 0 0 L 21600 0 21600 21600 0 21600 0 0 Z N"/></draw:custom-shape><draw:custom-shape draw:style-name="gr8" draw:text-style-name="P32" svg:width="0.701cm" svg:height="0.5cm" svg:x="6.599cm" svg:y="9.231cm"><text:p/><draw:enhanced-geometry svg:viewBox="0 0 21600 21600" draw:type="rectangle" draw:enhanced-path="M 0 0 L 21600 0 21600 21600 0 21600 0 0 Z N"/></draw:custom-shape><draw:custom-shape draw:style-name="gr7" draw:text-style-name="P31" svg:width="0.701cm" svg:height="0.502cm" svg:x="6.599cm" svg:y="8.73cm"><text:p/><draw:enhanced-geometry svg:viewBox="0 0 21600 21600" draw:type="rectangle" draw:enhanced-path="M 0 0 L 21600 0 21600 21600 0 21600 0 0 Z N"/></draw:custom-shape><draw:custom-shape draw:style-name="gr7" draw:text-style-name="P31" svg:width="0.701cm" svg:height="0.502cm" svg:x="6.599cm" svg:y="9.73cm"><text:p text:style-name="P30"><text:span text:style-name="T55">...</text:span></text:p><draw:enhanced-geometry svg:viewBox="0 0 21600 21600" draw:type="rectangle" draw:enhanced-path="M 0 0 L 21600 0 21600 21600 0 21600 0 0 Z N"/></draw:custom-shape><draw:custom-shape draw:style-name="gr6" draw:text-style-name="P32" svg:width="0.701cm" svg:height="0.502cm" svg:x="6.599cm" svg:y="10.73cm"><text:p/><draw:enhanced-geometry svg:viewBox="0 0 21600 21600" draw:type="rectangle" draw:enhanced-path="M 0 0 L 21600 0 21600 21600 0 21600 0 0 Z N"/></draw:custom-shape><draw:custom-shape draw:style-name="gr9" draw:text-style-name="P31" svg:width="0.701cm" svg:height="0.5cm" svg:x="6.599cm" svg:y="10.231cm"><text:p/><draw:enhanced-geometry svg:viewBox="0 0 21600 21600" draw:type="rectangle" draw:enhanced-path="M 0 0 L 21600 0 21600 21600 0 21600 0 0 Z N"/></draw:custom-shape><draw:connector draw:style-name="gr10" draw:text-style-name="P33" draw:type="lines" svg:x1="1.484cm" svg:y1="7.871cm" svg:x2="5.8cm" svg:y2="10.981cm" draw:end-shape="id2" draw:end-glue-point="3" svg:d="M1484 7871l3815 3110h501" svg:viewBox="0 0 4318 3112"><text:p/></draw:connector><draw:connector draw:style-name="gr10" draw:text-style-name="P33" draw:type="lines" svg:x1="1.512cm" svg:y1="8.684cm" svg:x2="5.8cm" svg:y2="7.479cm" draw:end-shape="id3" draw:end-glue-point="3" svg:d="M1512 8684l3787-1205h501" svg:viewBox="0 0 4290 1207"><text:p/></draw:connector><draw:custom-shape draw:style-name="gr11" draw:text-style-name="P31" svg:width="0.8cm" svg:height="0.502cm" svg:x="5.8cm" svg:y="6.729cm"><text:p text:style-name="P30"><text:span text:style-name="T55">00</text:span></text:p><draw:enhanced-geometry svg:viewBox="0 0 21600 21600" draw:type="rectangle" draw:enhanced-path="M 0 0 L 21600 0 21600 21600 0 21600 0 0 Z N"/></draw:custom-shape><draw:custom-shape draw:style-name="gr11" draw:text-style-name="P31" svg:width="0.8cm" svg:height="0.502cm" svg:x="5.8cm" svg:y="7.73cm"><text:p text:style-name="P30"><text:span text:style-name="T55">02</text:span></text:p><draw:enhanced-geometry svg:viewBox="0 0 21600 21600" draw:type="rectangle" draw:enhanced-path="M 0 0 L 21600 0 21600 21600 0 21600 0 0 Z N"/></draw:custom-shape><draw:custom-shape draw:style-name="gr12" draw:text-style-name="P31" xml:id="id3" draw:id="id3" svg:width="0.8cm" svg:height="0.5cm" svg:x="5.8cm" svg:y="7.23cm"><text:p text:style-name="P30"><text:span text:style-name="T55">01</text:span></text:p><draw:enhanced-geometry svg:viewBox="0 0 21600 21600" draw:type="rectangle" draw:enhanced-path="M 0 0 L 21600 0 21600 21600 0 21600 0 0 Z N"/></draw:custom-shape><draw:custom-shape draw:style-name="gr12" draw:text-style-name="P31" svg:width="0.8cm" svg:height="0.5cm" svg:x="5.8cm" svg:y="8.23cm"><text:p text:style-name="P30"><text:span text:style-name="T55">03</text:span></text:p><draw:enhanced-geometry svg:viewBox="0 0 21600 21600" draw:type="rectangle" draw:enhanced-path="M 0 0 L 21600 0 21600 21600 0 21600 0 0 Z N"/></draw:custom-shape><draw:custom-shape draw:style-name="gr12" draw:text-style-name="P31" svg:width="0.8cm" svg:height="0.5cm" svg:x="5.8cm" svg:y="9.231cm"><text:p text:style-name="P30"><text:span text:style-name="T55">05</text:span></text:p><draw:enhanced-geometry svg:viewBox="0 0 21600 21600" draw:type="rectangle" draw:enhanced-path="M 0 0 L 21600 0 21600 21600 0 21600 0 0 Z N"/></draw:custom-shape><draw:custom-shape draw:style-name="gr11" draw:text-style-name="P31" svg:width="0.8cm" svg:height="0.502cm" svg:x="5.8cm" svg:y="8.73cm"><text:p text:style-name="P30"><text:span text:style-name="T55">04</text:span></text:p><draw:enhanced-geometry svg:viewBox="0 0 21600 21600" draw:type="rectangle" draw:enhanced-path="M 0 0 L 21600 0 21600 21600 0 21600 0 0 Z N"/></draw:custom-shape><draw:custom-shape draw:style-name="gr11" draw:text-style-name="P31" svg:width="0.8cm" svg:height="0.502cm" svg:x="5.8cm" svg:y="9.73cm"><text:p text:style-name="P30"><text:span text:style-name="T55">...</text:span></text:p><draw:enhanced-geometry svg:viewBox="0 0 21600 21600" draw:type="rectangle" draw:enhanced-path="M 0 0 L 21600 0 21600 21600 0 21600 0 0 Z N"/></draw:custom-shape><draw:custom-shape draw:style-name="gr11" draw:text-style-name="P31" xml:id="id2" draw:id="id2" svg:width="0.8cm" svg:height="0.502cm" svg:x="5.8cm" svg:y="10.73cm"><text:p text:style-name="P30"><text:span text:style-name="T55">50</text:span></text:p><draw:enhanced-geometry svg:viewBox="0 0 21600 21600" draw:type="rectangle" draw:enhanced-path="M 0 0 L 21600 0 21600 21600 0 21600 0 0 Z N"/></draw:custom-shape><draw:custom-shape draw:style-name="gr12" draw:text-style-name="P31" svg:width="0.8cm" svg:height="0.5cm" svg:x="5.8cm" svg:y="10.231cm"><text:p text:style-name="P30"><text:span text:style-name="T55">49</text:span></text:p><draw:enhanced-geometry svg:viewBox="0 0 21600 21600" draw:type="rectangle" draw:enhanced-path="M 0 0 L 21600 0 21600 21600 0 21600 0 0 Z N"/></draw:custom-shape><draw:frame draw:style-name="gr13" draw:text-style-name="P35" svg:width="2.001cm" svg:height="0.74cm" svg:x="-0.1cm" svg:y="7.43cm"><draw:text-box><text:p text:style-name="P34"><text:span text:style-name="T55">453536</text:span></text:p></draw:text-box></draw:frame><draw:frame draw:style-name="gr25" draw:text-style-name="P35" svg:width="1.953cm" svg:height="0.74cm" svg:x="-0.1cm" svg:y="8.331cm"><draw:text-box><text:p text:style-name="P34"><text:span text:style-name="T55">567321</text:span></text:p></draw:text-box></draw:frame><draw:custom-shape draw:style-name="gr7" draw:text-style-name="P31" svg:width="0.701cm" svg:height="0.502cm" svg:x="7.999cm" svg:y="10.629cm"><text:p/><draw:enhanced-geometry svg:viewBox="0 0 21600 21600" draw:type="rectangle" draw:enhanced-path="M 0 0 L 21600 0 21600 21600 0 21600 0 0 Z N"/></draw:custom-shape><draw:custom-shape draw:style-name="gr14" draw:text-style-name="P31" svg:width="1.2cm" svg:height="0.502cm" svg:x="8.7cm" svg:y="10.629cm"><text:p text:style-name="P30"><text:span text:style-name="T55">Maija</text:span></text:p><draw:enhanced-geometry svg:viewBox="0 0 21600 21600" draw:type="rectangle" draw:enhanced-path="M 0 0 L 21600 0 21600 21600 0 21600 0 0 Z N"/></draw:custom-shape><draw:custom-shape draw:style-name="gr15" draw:text-style-name="P31" svg:width="2.102cm" svg:height="0.502cm" svg:x="9.899cm" svg:y="10.629cm"><text:p text:style-name="P30"><text:span text:style-name="T55">Poppanen</text:span></text:p><draw:enhanced-geometry svg:viewBox="0 0 21600 21600" draw:type="rectangle" draw:enhanced-path="M 0 0 L 21600 0 21600 21600 0 21600 0 0 Z N"/></draw:custom-shape><draw:custom-shape draw:style-name="gr16" draw:text-style-name="P31" svg:width="2.5cm" svg:height="0.502cm" svg:x="12cm" svg:y="10.629cm"><text:p text:style-name="P30"><text:span text:style-name="T55">Velhokuja 1</text:span></text:p><draw:enhanced-geometry svg:viewBox="0 0 21600 21600" draw:type="rectangle" draw:enhanced-path="M 0 0 L 21600 0 21600 21600 0 21600 0 0 Z N"/></draw:custom-shape><draw:custom-shape draw:style-name="gr17" draw:text-style-name="P31" svg:width="1.5cm" svg:height="0.502cm" svg:x="14.499cm" svg:y="10.629cm"><text:p text:style-name="P30"><text:span text:style-name="T55">Velhola</text:span></text:p><draw:enhanced-geometry svg:viewBox="0 0 21600 21600" draw:type="rectangle" draw:enhanced-path="M 0 0 L 21600 0 21600 21600 0 21600 0 0 Z N"/></draw:custom-shape><draw:custom-shape draw:style-name="gr18" draw:text-style-name="P31" svg:width="3.001cm" svg:height="0.502cm" svg:x="15.999cm" svg:y="10.629cm"><text:p text:style-name="P30"><text:span text:style-name="T55">044-6534566</text:span></text:p><draw:enhanced-geometry svg:viewBox="0 0 21600 21600" draw:type="rectangle" draw:enhanced-path="M 0 0 L 21600 0 21600 21600 0 21600 0 0 Z N"/></draw:custom-shape><draw:line draw:style-name="gr19" draw:text-style-name="P33" svg:x1="6.999cm" svg:y1="10.93cm" svg:x2="8.499cm" svg:y2="10.93cm"><text:p/></draw:line><draw:custom-shape draw:style-name="gr9" draw:text-style-name="P31" svg:width="0.701cm" svg:height="0.5cm" svg:x="7.999cm" svg:y="7.23cm"><text:p/><draw:enhanced-geometry svg:viewBox="0 0 21600 21600" draw:type="rectangle" draw:enhanced-path="M 0 0 L 21600 0 21600 21600 0 21600 0 0 Z N"/></draw:custom-shape><draw:custom-shape draw:style-name="gr26" draw:text-style-name="P31" svg:width="1.2cm" svg:height="0.5cm" svg:x="8.7cm" svg:y="7.23cm"><text:p text:style-name="P30"><text:span text:style-name="T55">Ville</text:span></text:p><draw:enhanced-geometry svg:viewBox="0 0 21600 21600" draw:type="rectangle" draw:enhanced-path="M 0 0 L 21600 0 21600 21600 0 21600 0 0 Z N"/></draw:custom-shape><draw:custom-shape draw:style-name="gr27" draw:text-style-name="P31" svg:width="2.102cm" svg:height="0.5cm" svg:x="9.899cm" svg:y="7.23cm"><text:p text:style-name="P30"><text:span text:style-name="T55">Vallaton</text:span></text:p><draw:enhanced-geometry svg:viewBox="0 0 21600 21600" draw:type="rectangle" draw:enhanced-path="M 0 0 L 21600 0 21600 21600 0 21600 0 0 Z N"/></draw:custom-shape><draw:custom-shape draw:style-name="gr23" draw:text-style-name="P31" svg:width="2.5cm" svg:height="0.5cm" svg:x="12cm" svg:y="7.23cm"><text:p text:style-name="P30"><text:span text:style-name="T55">Tomikuja 1</text:span></text:p><draw:enhanced-geometry svg:viewBox="0 0 21600 21600" draw:type="rectangle" draw:enhanced-path="M 0 0 L 21600 0 21600 21600 0 21600 0 0 Z N"/></draw:custom-shape><draw:custom-shape draw:style-name="gr28" draw:text-style-name="P31" svg:width="1.5cm" svg:height="0.5cm" svg:x="14.499cm" svg:y="7.23cm"><text:p text:style-name="P30"><text:span text:style-name="T55">Toimela</text:span></text:p><draw:enhanced-geometry svg:viewBox="0 0 21600 21600" draw:type="rectangle" draw:enhanced-path="M 0 0 L 21600 0 21600 21600 0 21600 0 0 Z N"/></draw:custom-shape><draw:custom-shape draw:style-name="gr29" draw:text-style-name="P31" svg:width="3.001cm" svg:height="0.5cm" svg:x="15.999cm" svg:y="7.23cm"><text:p text:style-name="P30"><text:span text:style-name="T55">055-99321353</text:span></text:p><draw:enhanced-geometry svg:viewBox="0 0 21600 21600" draw:type="rectangle" draw:enhanced-path="M 0 0 L 21600 0 21600 21600 0 21600 0 0 Z N"/></draw:custom-shape><draw:line draw:style-name="gr19" draw:text-style-name="P33" svg:x1="6.999cm" svg:y1="7.53cm" svg:x2="8.499cm" svg:y2="7.53cm"><text:p/></draw:line></draw:g><text:soft-page-break/></text:p>
      <text:p text:style-name="P24">Hajautus taulukon ”törmäysten” (hash collision) välttämisessä on tärkeää käyttää hyvin toimiviksi todettuja hajautusfunktioita. <text:span text:style-name="T38">Hyvin toimivat hajautusfunktiot käyttävät tasaisemmin käytettävissä olevaa avain, arvo aluetta hajautuksen tekemiseen. Todennäköisyys ”törmäykselle” on siis vähäisempi. </text:span><text:span text:style-name="T39">Törmäyksen tapahtuessa, tallennetaan ketjuttaen. Ketjuttaminen puoletaan tarkoittaa hitautta kun tietoa haetaan. </text:span></text:p>
      <text:p text:style-name="Tekstiä"/>
      <text:h text:style-name="P18" text:outline-level="1">Map -luokka</text:h>
      <text:p text:style-name="Tekstiä">Java kielessä hajautustaulu tietorakenteen saa käyttöön j<text:span text:style-name="T40">ava.util.Map</text:span> ja <text:span text:style-name="T40">java.utilHashMap</text:span> kirjastoilla. Ne on <text:span text:style-name="T40">import</text:span>attava tiedoston alussa:<text:line-break/></text:p>
      <text:p text:style-name="Ohjelma_20_koodi"><text:span text:style-name="T17">import </text:span><text:s/>java.util.Map;<text:line-break/><text:span text:style-name="T17">import </text:span><text:s/>java.util.<text:span text:style-name="T17">Hash</text:span>Map;</text:p>
      <text:p text:style-name="Ohjelma_20_koodi"/>
      <text:p text:style-name="P3">public class OhjelmaSovellus1 {</text:p>
      <text:p text:style-name="P3"><text:tab/><text:span text:style-name="T23">public static void main(String[] args) {</text:span></text:p>
      <text:p text:style-name="P3"><text:tab/><text:tab/><text:span text:style-name="T22">Map&lt;String, String&gt; postitoimipaikat = <text:line-break/> <text:tab/><text:tab/><text:tab/>new HashMap&lt;String, String&gt;();</text:span></text:p>
      <text:p text:style-name="P3"><text:tab/><text:span text:style-name="T23">}</text:span></text:p>
      <text:p text:style-name="P3">}</text:p>
      <text:p text:style-name="Tekstiä"><text:soft-page-break/></text:p>
      <text:p text:style-name="P13">Nyt on saatu luotua postitoimipaikat niminen hajautustaulu tietorakenne. Se toisin on juuri nyt tyhjä. <text:span text:style-name="T23">Voisimme lisätä sinne vaikkapa Pasilan postitoimipaikan ja käyttää avaimena sen postinumeroa (00520). Tämä onnistuu HashMap luokan put -metodilla:</text:span></text:p>
      <text:p text:style-name="P13"/>
      <text:p text:style-name="P8"><text:span text:style-name="T17">import </text:span><text:s/>java.util.Map;<text:line-break/><text:span text:style-name="T17">import </text:span><text:s/>java.util.<text:span text:style-name="T17">Hash</text:span>Map;</text:p>
      <text:p text:style-name="P8"/>
      <text:p text:style-name="P4">public class OhjelmaSovellus1 {</text:p>
      <text:p text:style-name="P5"><text:tab/><text:span text:style-name="T23">public static void main(String[] args) {</text:span></text:p>
      <text:p text:style-name="P5"><text:tab/><text:tab/><text:span text:style-name="T22">Map&lt;String, String&gt; postitoimipaikat = <text:line-break/> <text:tab/><text:tab/><text:tab/>new HashMap&lt;String, String&gt;();</text:span></text:p>
      <text:p text:style-name="P5"/>
      <text:p text:style-name="P5"><text:tab/><text:tab/><text:span text:style-name="T24">postitoimipaikat.put(”00520”, ”Pasila”);</text:span></text:p>
      <text:p text:style-name="P5"><text:tab/><text:span text:style-name="T23">}</text:span></text:p>
      <text:p text:style-name="P4">}</text:p>
      <text:p text:style-name="P13"/>
      <text:p text:style-name="P14">Nyt meillä on postitoimipaikat tietorakeneessa ensimmäinen tietue:</text:p>
      <text:p text:style-name="P14"><draw:g text:anchor-type="paragraph" draw:z-index="2" draw:name="Shape3" draw:style-name="gr1"><draw:frame draw:style-name="gr2" draw:text-style-name="P29" svg:width="1.56cm" svg:height="0.74cm" svg:x="-0.204cm" svg:y="0.305cm"><draw:text-box><text:p text:style-name="P28"><text:span text:style-name="T54">Avain</text:span></text:p></draw:text-box></draw:frame><draw:frame draw:style-name="gr3" draw:text-style-name="P29" svg:width="1.38cm" svg:height="0.74cm" svg:x="6.477cm" svg:y="0.28cm"><draw:text-box><text:p text:style-name="P28"><text:span text:style-name="T55">Arvo</text:span></text:p></draw:text-box></draw:frame><draw:custom-shape draw:style-name="gr4" draw:text-style-name="P31" svg:width="2.902cm" svg:height="2.802cm" svg:x="1.45cm" svg:y="1.605cm"><text:p text:style-name="P30"><text:span text:style-name="T54">Hajautus-</text:span></text:p><text:p text:style-name="P30"><text:span text:style-name="T54">funktio</text:span></text:p><draw:enhanced-geometry svg:viewBox="0 0 21600 21600" draw:text-areas="0 0 21600 21600" draw:type="chevron" draw:modifiers="14054.4349939247"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20" draw:text-style-name="P29" svg:width="9.665cm" svg:height="0.74cm" svg:x="-0.349cm" svg:y="5.605cm"><draw:text-box><text:p text:style-name="P28"><text:span text:style-name="T55">Kuva 3. Postinumero ja postitoimipaikka parina. </text:span></text:p></draw:text-box></draw:frame><draw:custom-shape draw:style-name="gr21" draw:text-style-name="P32" svg:width="2.5cm" svg:height="0.502cm" svg:x="6.451cm" svg:y="0.904cm"><text:p/><draw:enhanced-geometry svg:viewBox="0 0 21600 21600" draw:type="rectangle" draw:enhanced-path="M 0 0 L 21600 0 21600 21600 0 21600 0 0 Z N"/></draw:custom-shape><draw:custom-shape draw:style-name="gr16" draw:text-style-name="P31" svg:width="2.5cm" svg:height="0.502cm" svg:x="6.451cm" svg:y="1.905cm"><text:p/><draw:enhanced-geometry svg:viewBox="0 0 21600 21600" draw:type="rectangle" draw:enhanced-path="M 0 0 L 21600 0 21600 21600 0 21600 0 0 Z N"/></draw:custom-shape><draw:custom-shape draw:style-name="gr22" draw:text-style-name="P32" svg:width="2.5cm" svg:height="0.5cm" svg:x="6.451cm" svg:y="1.405cm"><text:p/><draw:enhanced-geometry svg:viewBox="0 0 21600 21600" draw:type="rectangle" draw:enhanced-path="M 0 0 L 21600 0 21600 21600 0 21600 0 0 Z N"/></draw:custom-shape><draw:custom-shape draw:style-name="gr22" draw:text-style-name="P32" svg:width="2.5cm" svg:height="0.5cm" svg:x="6.451cm" svg:y="2.404cm"><text:p/><draw:enhanced-geometry svg:viewBox="0 0 21600 21600" draw:type="rectangle" draw:enhanced-path="M 0 0 L 21600 0 21600 21600 0 21600 0 0 Z N"/></draw:custom-shape><draw:custom-shape draw:style-name="gr22" draw:text-style-name="P32" svg:width="2.5cm" svg:height="0.5cm" svg:x="6.451cm" svg:y="3.406cm"><text:p/><draw:enhanced-geometry svg:viewBox="0 0 21600 21600" draw:type="rectangle" draw:enhanced-path="M 0 0 L 21600 0 21600 21600 0 21600 0 0 Z N"/></draw:custom-shape><draw:custom-shape draw:style-name="gr16" draw:text-style-name="P31" svg:width="2.5cm" svg:height="0.502cm" svg:x="6.451cm" svg:y="2.905cm"><text:p/><draw:enhanced-geometry svg:viewBox="0 0 21600 21600" draw:type="rectangle" draw:enhanced-path="M 0 0 L 21600 0 21600 21600 0 21600 0 0 Z N"/></draw:custom-shape><draw:custom-shape draw:style-name="gr16" draw:text-style-name="P31" svg:width="2.5cm" svg:height="0.502cm" svg:x="6.451cm" svg:y="3.905cm"><text:p text:style-name="P30"><text:span text:style-name="T55">...</text:span></text:p><draw:enhanced-geometry svg:viewBox="0 0 21600 21600" draw:type="rectangle" draw:enhanced-path="M 0 0 L 21600 0 21600 21600 0 21600 0 0 Z N"/></draw:custom-shape><draw:custom-shape draw:style-name="gr21" draw:text-style-name="P32" svg:width="2.5cm" svg:height="0.502cm" svg:x="6.451cm" svg:y="4.905cm"><text:p/><draw:enhanced-geometry svg:viewBox="0 0 21600 21600" draw:type="rectangle" draw:enhanced-path="M 0 0 L 21600 0 21600 21600 0 21600 0 0 Z N"/></draw:custom-shape><draw:custom-shape draw:style-name="gr23" draw:text-style-name="P31" svg:width="2.5cm" svg:height="0.5cm" svg:x="6.451cm" svg:y="4.406cm"><text:p text:style-name="P30"><text:span text:style-name="T55">Pasila</text:span></text:p><draw:enhanced-geometry svg:viewBox="0 0 21600 21600" draw:type="rectangle" draw:enhanced-path="M 0 0 L 21600 0 21600 21600 0 21600 0 0 Z N"/></draw:custom-shape><draw:connector draw:style-name="gr10" draw:text-style-name="P33" draw:type="lines" svg:x1="1.336cm" svg:y1="2.046cm" svg:x2="5.55cm" svg:y2="4.653cm" svg:d="M1336 2046l4214 2607" svg:viewBox="0 0 4216 2609"><text:p/></draw:connector><draw:custom-shape draw:style-name="gr11" draw:text-style-name="P31" svg:width="0.8cm" svg:height="0.502cm" svg:x="5.652cm" svg:y="0.904cm"><text:p text:style-name="P30"><text:span text:style-name="T55">00</text:span></text:p><draw:enhanced-geometry svg:viewBox="0 0 21600 21600" draw:type="rectangle" draw:enhanced-path="M 0 0 L 21600 0 21600 21600 0 21600 0 0 Z N"/></draw:custom-shape><draw:custom-shape draw:style-name="gr11" draw:text-style-name="P31" svg:width="0.8cm" svg:height="0.502cm" svg:x="5.652cm" svg:y="1.905cm"><text:p text:style-name="P30"><text:span text:style-name="T55">02</text:span></text:p><draw:enhanced-geometry svg:viewBox="0 0 21600 21600" draw:type="rectangle" draw:enhanced-path="M 0 0 L 21600 0 21600 21600 0 21600 0 0 Z N"/></draw:custom-shape><draw:custom-shape draw:style-name="gr12" draw:text-style-name="P31" svg:width="0.8cm" svg:height="0.5cm" svg:x="5.652cm" svg:y="1.405cm"><text:p text:style-name="P30"><text:span text:style-name="T55">01</text:span></text:p><draw:enhanced-geometry svg:viewBox="0 0 21600 21600" draw:type="rectangle" draw:enhanced-path="M 0 0 L 21600 0 21600 21600 0 21600 0 0 Z N"/></draw:custom-shape><draw:custom-shape draw:style-name="gr12" draw:text-style-name="P31" svg:width="0.8cm" svg:height="0.5cm" svg:x="5.652cm" svg:y="2.404cm"><text:p text:style-name="P30"><text:span text:style-name="T55">03</text:span></text:p><draw:enhanced-geometry svg:viewBox="0 0 21600 21600" draw:type="rectangle" draw:enhanced-path="M 0 0 L 21600 0 21600 21600 0 21600 0 0 Z N"/></draw:custom-shape><draw:custom-shape draw:style-name="gr12" draw:text-style-name="P31" svg:width="0.8cm" svg:height="0.5cm" svg:x="5.652cm" svg:y="3.406cm"><text:p text:style-name="P30"><text:span text:style-name="T55">05</text:span></text:p><draw:enhanced-geometry svg:viewBox="0 0 21600 21600" draw:type="rectangle" draw:enhanced-path="M 0 0 L 21600 0 21600 21600 0 21600 0 0 Z N"/></draw:custom-shape><draw:custom-shape draw:style-name="gr11" draw:text-style-name="P31" svg:width="0.8cm" svg:height="0.502cm" svg:x="5.652cm" svg:y="2.905cm"><text:p text:style-name="P30"><text:span text:style-name="T55">04</text:span></text:p><draw:enhanced-geometry svg:viewBox="0 0 21600 21600" draw:type="rectangle" draw:enhanced-path="M 0 0 L 21600 0 21600 21600 0 21600 0 0 Z N"/></draw:custom-shape><draw:custom-shape draw:style-name="gr11" draw:text-style-name="P31" svg:width="0.8cm" svg:height="0.502cm" svg:x="5.652cm" svg:y="3.905cm"><text:p text:style-name="P30"><text:span text:style-name="T55">...</text:span></text:p><draw:enhanced-geometry svg:viewBox="0 0 21600 21600" draw:type="rectangle" draw:enhanced-path="M 0 0 L 21600 0 21600 21600 0 21600 0 0 Z N"/></draw:custom-shape><draw:custom-shape draw:style-name="gr11" draw:text-style-name="P31" svg:width="0.8cm" svg:height="0.502cm" svg:x="5.652cm" svg:y="4.905cm"><text:p text:style-name="P30"><text:span text:style-name="T55">50</text:span></text:p><draw:enhanced-geometry svg:viewBox="0 0 21600 21600" draw:type="rectangle" draw:enhanced-path="M 0 0 L 21600 0 21600 21600 0 21600 0 0 Z N"/></draw:custom-shape><draw:custom-shape draw:style-name="gr12" draw:text-style-name="P31" svg:width="0.8cm" svg:height="0.5cm" svg:x="5.652cm" svg:y="4.406cm"><text:p text:style-name="P30"><text:span text:style-name="T55">49</text:span></text:p><draw:enhanced-geometry svg:viewBox="0 0 21600 21600" draw:type="rectangle" draw:enhanced-path="M 0 0 L 21600 0 21600 21600 0 21600 0 0 Z N"/></draw:custom-shape><draw:frame draw:style-name="gr24" draw:text-style-name="P35" svg:width="1.712cm" svg:height="0.74cm" svg:x="-0.248cm" svg:y="1.605cm"><draw:text-box><text:p text:style-name="P34"><text:span text:style-name="T55">00520</text:span></text:p></draw:text-box></draw:frame></draw:g></text:p>
      <text:p text:style-name="P14"/>
      <text:p text:style-name="P14"/>
      <text:p text:style-name="P14"/>
      <text:p text:style-name="P14"/>
      <text:p text:style-name="P14"/>
      <text:p text:style-name="P14"/>
      <text:p text:style-name="P14"/>
      <text:p text:style-name="P25"><text:span text:style-name="T44">Voisimme halutessamme lisätä </text:span><text:span text:style-name="T6">uusia</text:span><text:span text:style-name="T44"> postinumero, postitoimipaikka pareja hajautustauluumme </text:span><text:span text:style-name="T42">put</text:span><text:span text:style-name="T43">(avain, arvo)</text:span><text:span text:style-name="T46"> -metodin avulla</text:span><text:span text:style-name="T44">. </text:span><text:span text:style-name="T25">Hajautustaulussa olevia tietoja puolestaan voimme </text:span><text:soft-page-break/><text:span text:style-name="T25">palauttaa </text:span><text:span text:style-name="T45">(luea/hakea) </text:span><text:span text:style-name="T41">get</text:span><text:span text:style-name="T43">(avain)</text:span><text:span text:style-name="T25"> metodilla. Voisimme hakea </text:span><text:span text:style-name="T47">esimerkiksi postinumeroa </text:span><text:span text:style-name="T25">00520 </text:span><text:span text:style-name="T27"><text:s/>vastaavan data-</text:span><text:span text:style-name="T26">arvon – </text:span><text:span text:style-name="T28">siis postitoimipaikan</text:span><text:span text:style-name="T26">:</text:span></text:p>
      <text:p text:style-name="P9"><text:span text:style-name="T17">import </text:span><text:s/>java.util.Map;<text:line-break/><text:span text:style-name="T17">import </text:span><text:s/>java.util.<text:span text:style-name="T17">Hash</text:span>Map;</text:p>
      <text:p text:style-name="P9"/>
      <text:p text:style-name="P6">public class OhjelmaSovellus1 {</text:p>
      <text:p text:style-name="P6"><text:tab/><text:span text:style-name="T23">public static void main(String[] args) {</text:span></text:p>
      <text:p text:style-name="P6"><text:tab/><text:tab/><text:span text:style-name="T22">Map&lt;String, String&gt; postitoimipaikat = <text:line-break/> <text:tab/><text:tab/><text:tab/>new HashMap&lt;String, String&gt;();</text:span></text:p>
      <text:p text:style-name="P6"/>
      <text:p text:style-name="P6"><text:tab/><text:tab/><text:span text:style-name="T24">postitoimipaikat.put(”00520”, ”Pasila”);</text:span></text:p>
      <text:p text:style-name="P6"><text:tab/><text:tab/><text:span text:style-name="T25">System.out.println(postitoimipaikat.get(”00520”));</text:span></text:p>
      <text:p text:style-name="P6"><text:tab/><text:span text:style-name="T23">}</text:span></text:p>
      <text:p text:style-name="P16">}</text:p>
      <text:p text:style-name="P19"/>
      <text:p text:style-name="P20">Ohjelmamme tulostaisi nyt <text:span text:style-name="T48">Eclipsen </text:span>konsoli-ikkunaan: Pasila.</text:p>
      <text:p text:style-name="P26"><text:span text:style-name="T29">Myös </text:span><text:span text:style-name="T31">olioita</text:span><text:span text:style-name="T29"> voisimme käyttää hajautustaulussa ”data-arvoina”. Voisimme luoda hajautustaulun asiakkaat, jossa avaimena olisi asiakasnumero ja sitä vastaavana ”data-arvona” asiakas olio. Asiakas luokka täytyisi tietysti myös tehdä, jotta siitä asiakas olioiden luonti onnistuisi:<text:line-break/></text:span></text:p>
      <text:p text:style-name="P10"><text:span text:style-name="T17">import </text:span><text:s/>java.util.Map;<text:line-break/><text:span text:style-name="T17">import </text:span><text:s/>java.util.<text:span text:style-name="T17">Hash</text:span>Map;</text:p>
      <text:p text:style-name="P10"/>
      <text:p text:style-name="P7">public class OhjelmaSovellus1 {</text:p>
      <text:p text:style-name="P7"><text:tab/><text:span text:style-name="T23">public static void main(String[] args) {</text:span></text:p>
      <text:p text:style-name="P12"><text:span text:style-name="T17"><text:tab/><text:tab/></text:span><text:span text:style-name="T22">Map&lt;</text:span><text:span text:style-name="T19">Integer</text:span><text:span text:style-name="T22">, </text:span><text:span text:style-name="T18">Asiakas</text:span><text:span text:style-name="T22">&gt; </text:span><text:span text:style-name="T18">asiakkaat</text:span><text:span text:style-name="T22"> = <text:line-break/> <text:tab/><text:tab/><text:tab/>new HashMap&lt;</text:span><text:span text:style-name="T19">Integer</text:span><text:span text:style-name="T22">, </text:span><text:span text:style-name="T18">Asiakas</text:span><text:span text:style-name="T22">&gt;();<text:line-break/><text:line-break/><text:tab/><text:tab/></text:span><text:span text:style-name="T32">Asiakas asiakas1 = new Asiakas(”Maija”, ”Poppanen”, ”Velhokuja 1”,<text:line-break/> <text:tab/><text:tab/><text:tab/>”Velhola”, </text:span><text:span text:style-name="T20">”044-6534566</text:span><text:span text:style-name="T32">”);</text:span></text:p>
      <text:p text:style-name="P7"/>
      <text:p text:style-name="P11"><text:span text:style-name="T17"><text:tab/><text:tab/></text:span><text:span text:style-name="T18">asiakkaat</text:span><text:span text:style-name="T24">.put(</text:span><text:span text:style-name="T19">453536</text:span><text:span text:style-name="T24">, </text:span><text:span text:style-name="T19">asiakas1</text:span><text:span text:style-name="T24">);</text:span></text:p>
      <text:p text:style-name="P7"><text:tab/><text:span text:style-name="T23">}</text:span></text:p>
      <text:p text:style-name="P17">}</text:p>
      <text:p text:style-name="P17"/>
      <text:p text:style-name="P15">Nyt meillä on myös asiakkaat niminen hajautustaulukko tietorakenne. Siinä on yksi avain, data-arvo pari, Maija Poppasen asiakasnumero on avaimena ja sitä vastaavana ”data-arvona” on olio, josta Maija Poppasen asiakastiedot löytyvät. Tämä tietorakenne näyttäisi tällä hetkellä seuraavanlaiselta:</text:p>
      <text:p text:style-name="P15"/>
      <text:p text:style-name="P27"><draw:g text:anchor-type="paragraph" draw:z-index="3" draw:name="Shape4" draw:style-name="gr1"><draw:frame draw:style-name="gr2" draw:text-style-name="P29" svg:width="1.56cm" svg:height="0.74cm" svg:x="-0.109cm" svg:y="0.216cm"><draw:text-box><text:p text:style-name="P28"><text:span text:style-name="T54">Avain</text:span></text:p></draw:text-box></draw:frame><draw:frame draw:style-name="gr3" draw:text-style-name="P29" svg:width="1.38cm" svg:height="0.74cm" svg:x="6.572cm" svg:y="0.191cm"><draw:text-box><text:p text:style-name="P28"><text:span text:style-name="T55">Arvo</text:span></text:p></draw:text-box></draw:frame><draw:custom-shape draw:style-name="gr4" draw:text-style-name="P31" svg:width="2.902cm" svg:height="2.802cm" svg:x="1.545cm" svg:y="1.516cm"><text:p text:style-name="P30"><text:span text:style-name="T54">Hajautus-</text:span></text:p><text:p text:style-name="P30"><text:span text:style-name="T54">funktio</text:span></text:p><draw:enhanced-geometry svg:viewBox="0 0 21600 21600" draw:text-areas="0 0 21600 21600" draw:type="chevron" draw:modifiers="14054.4349939247" draw:enhanced-path="M 0 0 L ?f0 0 21600 10800 ?f0 21600 0 21600 ?f1 10800 Z N"><draw:equation draw:name="f0" draw:formula="$0 "/><draw:equation draw:name="f1" draw:formula="21600-?f0 "/><draw:handle draw:handle-position="$0 top" draw:handle-range-x-minimum="0" draw:handle-range-x-maximum="21600"/></draw:enhanced-geometry></draw:custom-shape><draw:frame draw:style-name="gr5" draw:text-style-name="P29" svg:width="9.649cm" svg:height="0.74cm" svg:x="-0.254cm" svg:y="5.516cm"><draw:text-box><text:p text:style-name="P28"><text:span text:style-name="T55">Kuva 4. Asiakasnumero ja asiakastiedot parina. </text:span></text:p></draw:text-box></draw:frame><draw:custom-shape draw:style-name="gr6" draw:text-style-name="P32" svg:width="0.701cm" svg:height="0.502cm" svg:x="6.546cm" svg:y="0.815cm"><text:p/><draw:enhanced-geometry svg:viewBox="0 0 21600 21600" draw:type="rectangle" draw:enhanced-path="M 0 0 L 21600 0 21600 21600 0 21600 0 0 Z N"/></draw:custom-shape><draw:custom-shape draw:style-name="gr7" draw:text-style-name="P31" svg:width="0.701cm" svg:height="0.502cm" svg:x="6.546cm" svg:y="1.817cm"><text:p/><draw:enhanced-geometry svg:viewBox="0 0 21600 21600" draw:type="rectangle" draw:enhanced-path="M 0 0 L 21600 0 21600 21600 0 21600 0 0 Z N"/></draw:custom-shape><draw:custom-shape draw:style-name="gr8" draw:text-style-name="P32" svg:width="0.701cm" svg:height="0.5cm" svg:x="6.546cm" svg:y="1.316cm"><text:p/><draw:enhanced-geometry svg:viewBox="0 0 21600 21600" draw:type="rectangle" draw:enhanced-path="M 0 0 L 21600 0 21600 21600 0 21600 0 0 Z N"/></draw:custom-shape><draw:custom-shape draw:style-name="gr8" draw:text-style-name="P32" svg:width="0.701cm" svg:height="0.5cm" svg:x="6.546cm" svg:y="2.316cm"><text:p/><draw:enhanced-geometry svg:viewBox="0 0 21600 21600" draw:type="rectangle" draw:enhanced-path="M 0 0 L 21600 0 21600 21600 0 21600 0 0 Z N"/></draw:custom-shape><draw:custom-shape draw:style-name="gr8" draw:text-style-name="P32" svg:width="0.701cm" svg:height="0.5cm" svg:x="6.546cm" svg:y="3.318cm"><text:p/><draw:enhanced-geometry svg:viewBox="0 0 21600 21600" draw:type="rectangle" draw:enhanced-path="M 0 0 L 21600 0 21600 21600 0 21600 0 0 Z N"/></draw:custom-shape><draw:custom-shape draw:style-name="gr7" draw:text-style-name="P31" svg:width="0.701cm" svg:height="0.502cm" svg:x="6.546cm" svg:y="2.816cm"><text:p/><draw:enhanced-geometry svg:viewBox="0 0 21600 21600" draw:type="rectangle" draw:enhanced-path="M 0 0 L 21600 0 21600 21600 0 21600 0 0 Z N"/></draw:custom-shape><draw:custom-shape draw:style-name="gr7" draw:text-style-name="P31" svg:width="0.701cm" svg:height="0.502cm" svg:x="6.546cm" svg:y="3.816cm"><text:p text:style-name="P30"><text:span text:style-name="T55">...</text:span></text:p><draw:enhanced-geometry svg:viewBox="0 0 21600 21600" draw:type="rectangle" draw:enhanced-path="M 0 0 L 21600 0 21600 21600 0 21600 0 0 Z N"/></draw:custom-shape><draw:custom-shape draw:style-name="gr6" draw:text-style-name="P32" svg:width="0.701cm" svg:height="0.502cm" svg:x="6.546cm" svg:y="4.816cm"><text:p/><draw:enhanced-geometry svg:viewBox="0 0 21600 21600" draw:type="rectangle" draw:enhanced-path="M 0 0 L 21600 0 21600 21600 0 21600 0 0 Z N"/></draw:custom-shape><draw:custom-shape draw:style-name="gr9" draw:text-style-name="P31" svg:width="0.701cm" svg:height="0.5cm" svg:x="6.546cm" svg:y="4.317cm"><text:p/><draw:enhanced-geometry svg:viewBox="0 0 21600 21600" draw:type="rectangle" draw:enhanced-path="M 0 0 L 21600 0 21600 21600 0 21600 0 0 Z N"/></draw:custom-shape><draw:connector draw:style-name="gr10" draw:text-style-name="P33" draw:type="lines" svg:x1="1.431cm" svg:y1="1.957cm" svg:x2="5.747cm" svg:y2="5.067cm" draw:end-shape="id1" draw:end-glue-point="3" svg:d="M1431 1957l3815 3110h501" svg:viewBox="0 0 4318 3112"><text:p/></draw:connector><draw:custom-shape draw:style-name="gr11" draw:text-style-name="P31" svg:width="0.8cm" svg:height="0.502cm" svg:x="5.747cm" svg:y="0.815cm"><text:p text:style-name="P30"><text:span text:style-name="T55">00</text:span></text:p><draw:enhanced-geometry svg:viewBox="0 0 21600 21600" draw:type="rectangle" draw:enhanced-path="M 0 0 L 21600 0 21600 21600 0 21600 0 0 Z N"/></draw:custom-shape><draw:custom-shape draw:style-name="gr11" draw:text-style-name="P31" svg:width="0.8cm" svg:height="0.502cm" svg:x="5.747cm" svg:y="1.817cm"><text:p text:style-name="P30"><text:span text:style-name="T55">02</text:span></text:p><draw:enhanced-geometry svg:viewBox="0 0 21600 21600" draw:type="rectangle" draw:enhanced-path="M 0 0 L 21600 0 21600 21600 0 21600 0 0 Z N"/></draw:custom-shape><draw:custom-shape draw:style-name="gr12" draw:text-style-name="P31" svg:width="0.8cm" svg:height="0.5cm" svg:x="5.747cm" svg:y="1.316cm"><text:p text:style-name="P30"><text:span text:style-name="T55">01</text:span></text:p><draw:enhanced-geometry svg:viewBox="0 0 21600 21600" draw:type="rectangle" draw:enhanced-path="M 0 0 L 21600 0 21600 21600 0 21600 0 0 Z N"/></draw:custom-shape><draw:custom-shape draw:style-name="gr12" draw:text-style-name="P31" svg:width="0.8cm" svg:height="0.5cm" svg:x="5.747cm" svg:y="2.316cm"><text:p text:style-name="P30"><text:span text:style-name="T55">03</text:span></text:p><draw:enhanced-geometry svg:viewBox="0 0 21600 21600" draw:type="rectangle" draw:enhanced-path="M 0 0 L 21600 0 21600 21600 0 21600 0 0 Z N"/></draw:custom-shape><draw:custom-shape draw:style-name="gr12" draw:text-style-name="P31" svg:width="0.8cm" svg:height="0.5cm" svg:x="5.747cm" svg:y="3.318cm"><text:p text:style-name="P30"><text:span text:style-name="T55">05</text:span></text:p><draw:enhanced-geometry svg:viewBox="0 0 21600 21600" draw:type="rectangle" draw:enhanced-path="M 0 0 L 21600 0 21600 21600 0 21600 0 0 Z N"/></draw:custom-shape><draw:custom-shape draw:style-name="gr11" draw:text-style-name="P31" svg:width="0.8cm" svg:height="0.502cm" svg:x="5.747cm" svg:y="2.816cm"><text:p text:style-name="P30"><text:span text:style-name="T55">04</text:span></text:p><draw:enhanced-geometry svg:viewBox="0 0 21600 21600" draw:type="rectangle" draw:enhanced-path="M 0 0 L 21600 0 21600 21600 0 21600 0 0 Z N"/></draw:custom-shape><draw:custom-shape draw:style-name="gr11" draw:text-style-name="P31" svg:width="0.8cm" svg:height="0.502cm" svg:x="5.747cm" svg:y="3.816cm"><text:p text:style-name="P30"><text:span text:style-name="T55">...</text:span></text:p><draw:enhanced-geometry svg:viewBox="0 0 21600 21600" draw:type="rectangle" draw:enhanced-path="M 0 0 L 21600 0 21600 21600 0 21600 0 0 Z N"/></draw:custom-shape><draw:custom-shape draw:style-name="gr11" draw:text-style-name="P31" xml:id="id1" draw:id="id1" svg:width="0.8cm" svg:height="0.502cm" svg:x="5.747cm" svg:y="4.816cm"><text:p text:style-name="P30"><text:span text:style-name="T55">50</text:span></text:p><draw:enhanced-geometry svg:viewBox="0 0 21600 21600" draw:type="rectangle" draw:enhanced-path="M 0 0 L 21600 0 21600 21600 0 21600 0 0 Z N"/></draw:custom-shape><draw:custom-shape draw:style-name="gr12" draw:text-style-name="P31" svg:width="0.8cm" svg:height="0.5cm" svg:x="5.747cm" svg:y="4.317cm"><text:p text:style-name="P30"><text:span text:style-name="T55">49</text:span></text:p><draw:enhanced-geometry svg:viewBox="0 0 21600 21600" draw:type="rectangle" draw:enhanced-path="M 0 0 L 21600 0 21600 21600 0 21600 0 0 Z N"/></draw:custom-shape><draw:frame draw:style-name="gr13" draw:text-style-name="P35" svg:width="2.001cm" svg:height="0.74cm" svg:x="-0.153cm" svg:y="1.516cm"><draw:text-box><text:p text:style-name="P34"><text:span text:style-name="T55">453536</text:span></text:p></draw:text-box></draw:frame><draw:custom-shape draw:style-name="gr7" draw:text-style-name="P31" svg:width="0.701cm" svg:height="0.502cm" svg:x="7.946cm" svg:y="4.715cm"><text:p/><draw:enhanced-geometry svg:viewBox="0 0 21600 21600" draw:type="rectangle" draw:enhanced-path="M 0 0 L 21600 0 21600 21600 0 21600 0 0 Z N"/></draw:custom-shape><draw:custom-shape draw:style-name="gr14" draw:text-style-name="P31" svg:width="1.2cm" svg:height="0.502cm" svg:x="8.647cm" svg:y="4.715cm"><text:p text:style-name="P30"><text:span text:style-name="T55">Maija</text:span></text:p><draw:enhanced-geometry svg:viewBox="0 0 21600 21600" draw:type="rectangle" draw:enhanced-path="M 0 0 L 21600 0 21600 21600 0 21600 0 0 Z N"/></draw:custom-shape><draw:custom-shape draw:style-name="gr15" draw:text-style-name="P31" svg:width="2.102cm" svg:height="0.502cm" svg:x="9.846cm" svg:y="4.715cm"><text:p text:style-name="P30"><text:span text:style-name="T55">Poppanen</text:span></text:p><draw:enhanced-geometry svg:viewBox="0 0 21600 21600" draw:type="rectangle" draw:enhanced-path="M 0 0 L 21600 0 21600 21600 0 21600 0 0 Z N"/></draw:custom-shape><draw:custom-shape draw:style-name="gr16" draw:text-style-name="P31" svg:width="2.5cm" svg:height="0.502cm" svg:x="11.947cm" svg:y="4.715cm"><text:p text:style-name="P30"><text:span text:style-name="T55">Velhokuja 1</text:span></text:p><draw:enhanced-geometry svg:viewBox="0 0 21600 21600" draw:type="rectangle" draw:enhanced-path="M 0 0 L 21600 0 21600 21600 0 21600 0 0 Z N"/></draw:custom-shape><draw:custom-shape draw:style-name="gr17" draw:text-style-name="P31" svg:width="1.5cm" svg:height="0.502cm" svg:x="14.446cm" svg:y="4.715cm"><text:p text:style-name="P30"><text:span text:style-name="T55">Velhola</text:span></text:p><draw:enhanced-geometry svg:viewBox="0 0 21600 21600" draw:type="rectangle" draw:enhanced-path="M 0 0 L 21600 0 21600 21600 0 21600 0 0 Z N"/></draw:custom-shape><draw:custom-shape draw:style-name="gr18" draw:text-style-name="P31" svg:width="3.001cm" svg:height="0.502cm" svg:x="15.946cm" svg:y="4.715cm"><text:p text:style-name="P30"><text:span text:style-name="T55">044-6534566</text:span></text:p><draw:enhanced-geometry svg:viewBox="0 0 21600 21600" draw:type="rectangle" draw:enhanced-path="M 0 0 L 21600 0 21600 21600 0 21600 0 0 Z N"/></draw:custom-shape><draw:line draw:style-name="gr19" draw:text-style-name="P33" svg:x1="6.946cm" svg:y1="5.016cm" svg:x2="8.446cm" svg:y2="5.016cm"><text:p/></draw:line></draw:g><text:line-break/><text:span text:style-name="T50">Yllä olevassa kuvassa on esimerkin mukaisesti esitetty, miten hajautusfunktio on ”laskenut” asiakasnumeroa <text:s/></text:span><text:span text:style-name="T19">453536 </text:span><text:span text:style-name="T52">vastaavan tallennuspaikan indeksi arvon (50). Todellisuudessa hajautusfunktion laskenta riippuu käytetyn hajautustaulun hajautusfunktiosta ja sen versiosta. </text:span><text:span text:style-name="T53">Mutta toiminta idea on yllä esitetyn kuvan kaltainen.</text:span></text:p>
      <text:p text:style-name="P15"/>
      <text:p text:style-name="P15"/>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marker draw:name="Small_20_Arrow" draw:display-name="Small Arrow" svg:viewBox="0 0 1321 3493" svg:d="M1321 3493h-1321l661-3493z"/>
    <draw:marker draw:name="Triangle_20_unfilled" draw:display-name="Triangle unfilled" svg:viewBox="0 0 3000 3000" svg:d="M1500 0l1500 3000h-3000zM1500 447l-1176 2353h2353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Calibri" fo:font-family="Calibri" style:font-family-generic="swiss" style:font-pitch="variable" officeooo:rsid="0007b549"/>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style style:name="Ohjelma_20_koodi" style:display-name="Ohjelma koodi" style:family="paragraph" style:parent-style-name="Code"/>
    <style:style style:name="Tekstiä" style:family="paragraph" style:parent-style-name="Text_20_body">
      <style:text-properties officeooo:rsid="000cce52"/>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uvateksti" style:family="paragraph" style:parent-style-name="Tekstiä">
      <style:text-properties officeooo:rsid="0019d156"/>
    </style:style>
    <style:style style:name="Otsikko" style:family="paragraph" style:parent-style-name="Title">
      <style:text-properties style:font-name="Liberation Sans" fo:font-family="'Liberation Sans'" style:font-family-generic="swiss" style:font-pitch="variable" fo:font-size="28pt" fo:font-weight="bold" officeooo:rsid="0027e7f7" style:font-name-asian="Microsoft YaHei" style:font-family-asian="'Microsoft YaHei'" style:font-family-generic-asian="system" style:font-pitch-asian="variable" style:font-size-asian="28pt" style:font-weight-asian="bold" style:font-name-complex="Arial1" style:font-family-complex="Arial" style:font-family-generic-complex="system" style:font-pitch-complex="variable"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sikko_20_1" style:display-name="Osikko 1" style:family="paragraph" style:parent-style-name="Heading_20_1" style:default-outline-level="" style:list-style-nam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officeooo:rsid="00052df4" officeooo:paragraph-rsid="00052df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Haaga-Helia amk<text:tab/><text:tab/><text:page-number text:select-page="current">5</text:page-number>/<text:page-count>5</text:page-count></text:p>
        <text:p text:style-name="MP1">Sauli Isonikkilä</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auli Isonikkilä </meta:initial-creator>
    <meta:creation-date>2021-03-19T17:00:23.354000000</meta:creation-date>
    <meta:generator>LibreOffice/6.4.7.2$Windows_X86_64 LibreOffice_project/639b8ac485750d5696d7590a72ef1b496725cfb5</meta:generator>
    <dc:date>2023-03-27T09:59:07.618000000</dc:date>
    <dc:creator>Sauli Isonikkilä </dc:creator>
    <meta:editing-duration>PT6H41M6S</meta:editing-duration>
    <meta:editing-cycles>154</meta:editing-cycles>
    <meta:document-statistic meta:table-count="0" meta:image-count="0" meta:object-count="0" meta:page-count="5" meta:paragraph-count="45" meta:word-count="590" meta:character-count="5281" meta:non-whitespace-character-count="4665"/>
  </office:meta>
</office:document-meta>
</file>